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3453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times</text:p>
          </table:table-cell>
          <table:table-cell table:style-name="ce1" office:value-type="string">
            <text:p>mean time</text:p>
          </table:table-cell>
          <table:table-cell table:style-name="ce1" office:value-type="string">
            <text:p>mean time per SNP per iteration</text:p>
          </table:table-cell>
          <table:table-cell table:number-columns-repeated="1016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54872">
            <text:p>54872</text:p>
          </table:table-cell>
          <table:table-cell table:style-name="ce1" office:value-type="float" office:value="24.4994">
            <text:p>24.4994</text:p>
          </table:table-cell>
          <table:table-cell table:style-name="ce1" table:formula="of:=AVERAGE([.F2])" office:value-type="float" office:value="24.4994">
            <text:p>24.4994</text:p>
          </table:table-cell>
          <table:table-cell table:style-name="ce1" table:formula="of:=([.G2]/[.A2])/[.C2]" office:value-type="float" office:value="0.00000892965446858143">
            <text:p>8.92965446858143E-00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27436">
            <text:p>27436</text:p>
          </table:table-cell>
          <table:table-cell table:style-name="ce1" office:value-type="float" office:value="14.4837">
            <text:p>14.4837</text:p>
          </table:table-cell>
          <table:table-cell table:style-name="ce1" table:formula="of:=AVERAGE([.F4:.F5])" office:value-type="float" office:value="14.4626">
            <text:p>14.4626</text:p>
          </table:table-cell>
          <table:table-cell table:style-name="ce1" table:formula="of:=([.G4]/[.A4])/[.C4]" office:value-type="float" office:value="0.00000527139524712057">
            <text:p>5.27139524712057E-0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14.4415">
            <text:p>14.441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13718">
            <text:p>13718</text:p>
          </table:table-cell>
          <table:table-cell table:style-name="ce1" office:value-type="float" office:value="8.51682">
            <text:p>8.51682</text:p>
          </table:table-cell>
          <table:table-cell table:style-name="ce1" table:formula="of:=AVERAGE([.F7:.F10])" office:value-type="float" office:value="8.5325825">
            <text:p>8.5325825</text:p>
          </table:table-cell>
          <table:table-cell table:style-name="ce1" table:formula="of:=([.G7]/[.A7])/[.C7]" office:value-type="float" office:value="0.00000310999507945765">
            <text:p>0.000003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8.52588">
            <text:p>8.52588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8.54104">
            <text:p>8.5410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8.54659">
            <text:p>8.54659</text:p>
          </table:table-cell>
          <table:table-cell table:number-columns-repeated="1018"/>
        </table:table-row>
        <table:table-row table:style-name="ro2">
          <table:table-cell>
            <draw:frame table:end-cell-address="'CPU+GPU'.F40" table:end-x="0.6669in" table:end-y="0.1059in" draw:z-index="1" draw:style-name="gr1" svg:width="5.9406in" svg:height="5.198in" svg:x="0.9839in" svg:y="0.1244in">
              <draw:object draw:notify-on-update-of-ranges="'CPU+GPU'.D2:'CPU+GPU'.D7 'CPU+GPU'.H2:'CPU+GPU'.H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CPU+GPU'.K40" table:end-x="1.2063in" table:end-y="0.0531in" draw:z-index="0" draw:style-name="gr1" svg:width="5.9654in" svg:height="5.2197in" svg:x="0.2224in" svg:y="0.05in">
              <draw:object draw:notify-on-update-of-ranges="'CPU+GPU'.D2:'CPU+GPU'.D7 'CPU+GPU'.G2:'CPU+GPU'.G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2" table:number-rows-repeated="7">
          <table:table-cell table:number-columns-repeated="5"/>
          <table:table-cell table:style-name="ce1"/>
          <table:table-cell table:number-columns-repeated="1018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3" table:number-columns-repeated="8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GPUs</text:p>
          </table:table-cell>
          <table:table-cell office:value-type="string">
            <text:p>SNPs per GPU</text:p>
          </table:table-cell>
          <table:table-cell office:value-type="string">
            <text:p>times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]/[.D2]" office:value-type="float" office:value="0">
            <text:p>#DIV/0!</text:p>
          </table:table-cell>
          <table:table-cell table:style-name="ce2" office:value-type="float" office:value="475.4308">
            <text:p>475.4308</text:p>
          </table:table-cell>
          <table:table-cell table:formula="of:=AVERAGE([.F2])" office:value-type="float" office:value="475.4308">
            <text:p>475.4308</text:p>
          </table:table-cell>
          <table:table-cell table:formula="of:=([.G2]/[.A2])/[.C2]" office:value-type="float" office:value="0.000173287213879574">
            <text:p>0.0001732872</text:p>
          </table:table-cell>
        </table:table-row>
      </table:table>
      <table:table table:name="CPU" table:style-name="ta2" table:print="false">
        <office:forms form:automatic-focus="false" form:apply-design-mode="false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</text:p>
          </table:table-cell>
          <table:table-cell table:style-name="ce1" office:value-type="string">
            <text:p>mean time</text:p>
          </table:table-cell>
          <table:table-cell table:style-name="ce1" office:value-type="string">
            <text:p>mean time per SNP per iteration</text:p>
          </table:table-cell>
          <table:table-cell office:value-type="string">
            <text:p>notes</text:p>
          </table:table-cell>
        </table:table-row>
        <table:table-row table:style-name="ro4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54872">
            <text:p>54872</text:p>
          </table:table-cell>
          <table:table-cell office:value-type="float" office:value="22.4253">
            <text:p>22.4253</text:p>
          </table:table-cell>
          <table:table-cell table:style-name="ce1" table:formula="of:=AVERAGE([.F2])+11.5/[.D2]" office:value-type="float" office:value="33.9253">
            <text:p>33.9253</text:p>
          </table:table-cell>
          <table:table-cell table:style-name="ce1" table:formula="of:=([.G2]/[.A2])/[.C2]" office:value-type="float" office:value="0.0000123652500364485">
            <text:p>1.23652500364485E-005</text:p>
          </table:table-cell>
          <table:table-cell office:value-type="string">
            <text:p>IO time is included in average time; I didn't know how to avoid local caching so I just assumed ~200 MBps per node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" table:formula="of:=[.A4]/[.D4]" office:value-type="float" office:value="27436">
            <text:p>27436</text:p>
          </table:table-cell>
          <table:table-cell office:value-type="float" office:value="11.4529">
            <text:p>11.4529</text:p>
          </table:table-cell>
          <table:table-cell table:style-name="ce1" table:formula="of:=AVERAGE([.F4:.F5])+11.5/[.D4]" office:value-type="float" office:value="17.1811">
            <text:p>17.1811</text:p>
          </table:table-cell>
          <table:table-cell table:style-name="ce1" table:formula="of:=([.G4]/[.A4])/[.C4]" office:value-type="float" office:value="0.00000626224668318997">
            <text:p>6.26224668318997E-006</text:p>
          </table:table-cell>
          <table:table-cell/>
        </table:table-row>
        <table:table-row table:style-name="ro4">
          <table:table-cell table:number-columns-repeated="5"/>
          <table:table-cell office:value-type="float" office:value="11.4093">
            <text:p>11.4093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1" table:formula="of:=[.A7]/[.D7]" office:value-type="float" office:value="13718">
            <text:p>13718</text:p>
          </table:table-cell>
          <table:table-cell office:value-type="float" office:value="7.43049">
            <text:p>7.43049</text:p>
          </table:table-cell>
          <table:table-cell table:style-name="ce1" table:formula="of:=AVERAGE([.F7:.F10])+11.5/[.D7]" office:value-type="float" office:value="10.3028225">
            <text:p>10.3028225</text:p>
          </table:table-cell>
          <table:table-cell table:style-name="ce1" table:formula="of:=([.G7]/[.A7])/[.C7]" office:value-type="float" office:value="0.00000375522033095203">
            <text:p>3.75522033095203E-006</text:p>
          </table:table-cell>
          <table:table-cell/>
        </table:table-row>
        <table:table-row table:style-name="ro4">
          <table:table-cell table:number-columns-repeated="5"/>
          <table:table-cell office:value-type="float" office:value="7.43107">
            <text:p>7.43107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float" office:value="7.43233">
            <text:p>7.43233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float" office:value="7.4174">
            <text:p>7.4174</text:p>
          </table:table-cell>
          <table:table-cell table:number-columns-repeated="3"/>
        </table:table-row>
        <table:table-row table:style-name="ro4">
          <table:table-cell table:style-name="ce1" table:number-columns-repeated="3"/>
          <table:table-cell/>
          <table:table-cell table:style-name="ce1"/>
          <table:table-cell table:number-columns-repeated="4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>
            <draw:frame table:end-cell-address="CPU.H38" table:end-x="0.3902in" table:end-y="0.0969in" draw:z-index="1" draw:style-name="gr1" svg:width="5.5736in" svg:height="4.2598in" svg:x="0.3547in" svg:y="0.0878in">
              <draw:object draw:notify-on-update-of-ranges="CPU.D1:CPU.D1 CPU.D2:CPU.D7 CPU.G1:CPU.G1 CPU.G2:CPU.G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CPU.N39" table:end-x="0.4031in" table:end-y="0.0657in" draw:z-index="0" draw:style-name="gr1" svg:width="5.7618in" svg:height="4.4831in" svg:x="0.4264in" svg:y="0.0106in">
              <draw:object draw:notify-on-update-of-ranges="CPU.D2:CPU.D7 CPU.H2:CPU.H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7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5T17:26:15</dc:date>
    <meta:print-date>1969-12-31T16:00:00</meta:print-date>
    <dc:creator>Peter Bailey</dc:creator>
    <meta:editing-duration>PT00H33M30S</meta:editing-duration>
    <meta:editing-cycles>9</meta:editing-cycles>
    <meta:generator>OpenOffice.org/3.2$Unix OpenOffice.org_project/320m19$Build-9505</meta:generator>
    <meta:document-statistic meta:table-count="3" meta:cell-count="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53cm" svg:height="13.259cm" xlink:href=".." chart:class="chart:scatter" chart:style-name="ch1">
        <chart:title svg:x="5.3cm" svg:y="0.266cm" chart:style-name="ch2">
          <text:p>GPU PLM on Longhorn</text:p>
        </chart:title>
        <chart:plot-area chart:style-name="ch3" table:cell-range-address="'CPU+GPU'.D2:'CPU+GPU'.D7 'CPU+GPU'.G2:'CPU+GPU'.G7" svg:x="0.405cm" svg:y="1.034cm" svg:width="14.445cm" svg:height="11.896cm">
          <chart:axis chart:dimension="x" chart:name="primary-x" chart:style-name="ch4">
            <chart:title svg:x="7.489cm" svg:y="12.623cm" chart:style-name="ch5">
              <text:p>GPUs</text:p>
            </chart:title>
          </chart:axis>
          <chart:axis chart:dimension="y" chart:name="primary-y" chart:style-name="ch6">
            <chart:title svg:x="0.304cm" svg:y="7.622cm" chart:style-name="ch7">
              <text:p>Total time (s)</text:p>
            </chart:title>
            <chart:grid chart:style-name="ch8" chart:class="major"/>
          </chart:axis>
          <chart:series chart:style-name="ch9" chart:values-cell-range-address="'CPU+GPU'.G2:'CPU+GPU'.G7" chart:class="chart:scatter">
            <chart:domain table:cell-range-address="'CPU+GPU'.D2:'CPU+GPU'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7">1</text:p>
              </table:table-cell>
              <table:table-cell office:value-type="float" office:value="24.4994">
                <text:p text:id="'CPU+GPU'.G2:'CPU+GPU'.G7">24.4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4626">
                <text:p>14.4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.5325825">
                <text:p>8.5325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3.204cm" xlink:href=".." chart:class="chart:scatter" chart:style-name="ch1">
        <chart:title svg:x="5.269cm" svg:y="0.265cm" chart:style-name="ch2">
          <text:p>GPU PLM on Longhorn</text:p>
        </chart:title>
        <chart:plot-area chart:style-name="ch3" table:cell-range-address="'CPU+GPU'.D2:'CPU+GPU'.D7 'CPU+GPU'.H2:'CPU+GPU'.H7" svg:x="0.401cm" svg:y="1.032cm" svg:width="14.388cm" svg:height="11.845cm">
          <chart:axis chart:dimension="x" chart:name="primary-x" chart:style-name="ch4">
            <chart:title svg:x="7.457cm" svg:y="12.569cm" chart:style-name="ch5">
              <text:p>GPUs</text:p>
            </chart:title>
          </chart:axis>
          <chart:axis chart:dimension="y" chart:name="primary-y" chart:style-name="ch6">
            <chart:title svg:x="0.302cm" svg:y="8.5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H2:'CPU+GPU'.H7" chart:class="chart:scatter">
            <chart:domain table:cell-range-address="'CPU+GPU'.D2:'CPU+GPU'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7">1</text:p>
              </table:table-cell>
              <table:table-cell office:value-type="float" office:value="0.00000892965446858143">
                <text:p text:id="'CPU+GPU'.H2:'CPU+GPU'.H7">0.00000892965446858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527139524712057">
                <text:p>0.00000527139524712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310999507945765">
                <text:p>0.00000310999507945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CPU.D2:CPU.D7 CPU.H2:CPU.H7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CPU.H2:CPU.H7" chart:class="chart:scatter">
            <chart:domain table:cell-range-address="CPU.D2:CPU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CPU.D2:CPU.D7">1</text:p>
              </table:table-cell>
              <table:table-cell office:value-type="float" office:value="0.0000123652500364485">
                <text:p text:id="CPU.H2:CPU.H7">0.00001236525003644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626224668318997">
                <text:p>0.0000062622466831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375522033095203">
                <text:p>0.00000375522033095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58cm" svg:height="10.821cm" xlink:href=".." chart:class="chart:scatter" chart:style-name="ch1">
        <chart:title svg:x="4.354cm" svg:y="0.217cm" chart:style-name="ch2">
          <text:p>CPU MPI PLM on Longhorn</text:p>
        </chart:title>
        <chart:plot-area chart:style-name="ch3" table:cell-range-address="CPU.D1:CPU.D7 CPU.G1:CPU.G7" chart:data-source-has-labels="row" svg:x="0.365cm" svg:y="0.936cm" svg:width="13.51cm" svg:height="9.654cm">
          <chart:axis chart:dimension="x" chart:name="primary-x" chart:style-name="ch4">
            <chart:title svg:x="6.625cm" svg:y="10.234cm" chart:style-name="ch5">
              <text:p>CPU cores</text:p>
            </chart:title>
          </chart:axis>
          <chart:axis chart:dimension="y" chart:name="primary-y" chart:style-name="ch6">
            <chart:title svg:x="0.284cm" svg:y="6.125cm" chart:style-name="ch7">
              <text:p>total time</text:p>
            </chart:title>
            <chart:grid chart:style-name="ch8" chart:class="major"/>
          </chart:axis>
          <chart:series chart:style-name="ch9" chart:values-cell-range-address="CPU.G2:CPU.G7" chart:label-cell-address="CPU.G1:CPU.G1" chart:class="chart:scatter">
            <chart:domain table:cell-range-address="CPU.D2:CPU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CPU.G1:CPU.G1">mean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CPU.D2:CPU.D7">1</text:p>
              </table:table-cell>
              <table:table-cell office:value-type="float" office:value="33.9253">
                <text:p text:id="CPU.G2:CPU.G7">33.92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1811">
                <text:p>17.1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.3028225">
                <text:p>10.30282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